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C0000030CF50E009746937D48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63cm"/>
    </style:style>
    <style:style style:name="gr3" style:family="graphic" style:parent-style-name="standard">
      <style:graphic-properties draw:stroke="none" svg:stroke-color="#000000" draw:fill="none" draw:fill-color="#ffffff" fo:min-height="0.549cm"/>
    </style:style>
    <style:style style:name="P1" style:family="paragraph">
      <style:paragraph-properties fo:text-align="center"/>
    </style:style>
    <style:style style:name="P2" style:family="paragraph">
      <style:text-properties style:font-name="Calibri"/>
    </style:style>
    <style:style style:name="P3" style:family="paragraph">
      <loext:graphic-properties draw:fill="none" draw:fill-color="#ffffff"/>
      <style:text-properties style:font-name="Calibri"/>
    </style:style>
    <style:style style:name="T1" style:family="text"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305cm" svg:height="16.434cm" svg:x="0.318cm" svg:y="5.056cm">
          <draw:image xlink:href="Pictures/100000000000050C0000030CF50E009746937D48.jpg" xlink:type="simple" xlink:show="embed" xlink:actuate="onLoad">
            <text:p/>
          </draw:image>
        </draw:frame>
        <draw:frame draw:style-name="gr2" draw:text-style-name="P3" draw:layer="layout" svg:width="3.429cm" svg:height="1.513cm" draw:transform="rotate (1.5707963267949) translate (0.856cm 5.401cm)">
          <draw:text-box>
            <text:p text:style-name="P2"><text:span text:style-name="T1">Input</text:span></text:p>
            <text:p text:style-name="P2"><text:span text:style-name="T1">32 x 32 x 4</text:span></text:p>
          </draw:text-box>
        </draw:frame>
        <draw:frame draw:style-name="gr3" draw:text-style-name="P3" draw:layer="layout" svg:width="4.259cm" svg:height="1.513cm" draw:transform="rotate (1.5707963267949) translate (2.757cm 5.401cm)">
          <draw:text-box>
            <text:p text:style-name="P2"><text:span text:style-name="T1">Conv</text:span></text:p>
            <text:p text:style-name="P2"><text:span text:style-name="T1">30 x 30 x 32</text:span></text:p>
          </draw:text-box>
        </draw:frame>
        <draw:frame draw:style-name="gr3" draw:text-style-name="P3" draw:layer="layout" svg:width="4.259cm" svg:height="1.513cm" draw:transform="rotate (1.5707963267949) translate (5.458cm 5.401cm)">
          <draw:text-box>
            <text:p text:style-name="P2"><text:span text:style-name="T1">Conv</text:span></text:p>
            <text:p text:style-name="P2"><text:span text:style-name="T1">28 x 28 x 64</text:span></text:p>
          </draw:text-box>
        </draw:frame>
        <draw:frame draw:style-name="gr3" draw:text-style-name="P3" draw:layer="layout" svg:width="4.259cm" svg:height="1.513cm" draw:transform="rotate (1.5707963267949) translate (8.112cm 9.752cm)">
          <draw:text-box>
            <text:p text:style-name="P2"><text:span text:style-name="T1">Pooling</text:span></text:p>
            <text:p text:style-name="P2"><text:span text:style-name="T1">14 x 14 x 64</text:span></text:p>
          </draw:text-box>
        </draw:frame>
        <draw:frame draw:style-name="gr3" draw:text-style-name="P3" draw:layer="layout" svg:width="4.259cm" svg:height="1.513cm" draw:transform="rotate (1.5707963267949) translate (11.013cm 9.752cm)">
          <draw:text-box>
            <text:p text:style-name="P2"><text:span text:style-name="T1">Conv</text:span></text:p>
            <text:p text:style-name="P2"><text:span text:style-name="T1">12 x 12 x 128</text:span></text:p>
          </draw:text-box>
        </draw:frame>
        <draw:frame draw:style-name="gr3" draw:text-style-name="P3" draw:layer="layout" svg:width="4.259cm" svg:height="1.513cm" draw:transform="rotate (1.5707963267949) translate (14.214cm 9.752cm)">
          <draw:text-box>
            <text:p text:style-name="P2"><text:span text:style-name="T1">Conv</text:span></text:p>
            <text:p text:style-name="P2"><text:span text:style-name="T1">10 x 10 x 256</text:span></text:p>
          </draw:text-box>
        </draw:frame>
        <draw:frame draw:style-name="gr3" draw:text-style-name="P3" draw:layer="layout" svg:width="4.259cm" svg:height="1.513cm" draw:transform="rotate (1.5707963267949) translate (17.613cm 12.053cm)">
          <draw:text-box>
            <text:p text:style-name="P2"><text:span text:style-name="T1">Pooling</text:span></text:p>
            <text:p text:style-name="P2"><text:span text:style-name="T1">5 x 5 x 256</text:span></text:p>
          </draw:text-box>
        </draw:frame>
        <draw:frame draw:style-name="gr3" draw:text-style-name="P3" draw:layer="layout" svg:width="4.259cm" svg:height="1.513cm" draw:transform="rotate (1.5707963267949) translate (20.714cm 11.354cm)">
          <draw:text-box>
            <text:p text:style-name="P2"><text:span text:style-name="T1">Flatten</text:span></text:p>
            <text:p text:style-name="P2"><text:span text:style-name="T1">6400</text:span></text:p>
          </draw:text-box>
        </draw:frame>
        <draw:frame draw:style-name="gr3" draw:text-style-name="P3" draw:layer="layout" svg:width="4.259cm" svg:height="1.513cm" draw:transform="rotate (1.5707963267949) translate (22.515cm 11.355cm)">
          <draw:text-box>
            <text:p text:style-name="P2"><text:span text:style-name="T1">Dense</text:span></text:p>
            <text:p text:style-name="P2"><text:span text:style-name="T1">345</text:span></text:p>
          </draw:text-box>
        </draw:frame>
        <draw:frame draw:style-name="gr3" draw:text-style-name="P3" draw:layer="layout" svg:width="4.259cm" svg:height="1.513cm" draw:transform="rotate (1.5707963267949) translate (24.315cm 11.355cm)">
          <draw:text-box>
            <text:p text:style-name="P2"><text:span text:style-name="T1">Dense</text:span></text:p>
            <text:p text:style-name="P2"><text:span text:style-name="T1">19</text:span></text:p>
          </draw:text-box>
        </draw:frame>
        <draw:frame draw:style-name="gr3" draw:text-style-name="P3" draw:layer="layout" svg:width="4.259cm" svg:height="1.513cm" draw:transform="rotate (1.5707963267949) translate (26.115cm 11.355cm)">
          <draw:text-box>
            <text:p text:style-name="P2"><text:span text:style-name="T1">Dense</text:span></text:p>
            <text:p text:style-name="P2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.lagerquist </meta:initial-creator>
    <meta:creation-date>2018-12-21T16:17:28.743172762</meta:creation-date>
    <dc:date>2018-12-21T16:23:44.891268815</dc:date>
    <dc:creator>ryan.lagerquist </dc:creator>
    <meta:editing-duration>PT6M17S</meta:editing-duration>
    <meta:editing-cycles>1</meta:editing-cycles>
    <meta:document-statistic meta:object-count="12"/>
    <meta:generator>LibreOffice/5.3.6.1$Linux_X86_64 LibreOffice_project/30$Build-1</meta:generator>
  </office:meta>
</office:document-meta>
</file>